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officeooo:paragraph-rsid="00b398df"/>
    </style:style>
    <style:style style:name="P6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7" style:family="paragraph">
      <loext:graphic-properties draw:fill-color="#dddddd" draw:opacity="50%"/>
    </style:style>
    <style:style style:name="P8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paragraph-rsid="00811482"/>
    </style:style>
    <style:style style:name="P9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0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officeooo:paragraph-rsid="00811482"/>
    </style:style>
    <style:style style:name="P1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811482"/>
    </style:style>
    <style:style style:name="P12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3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4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15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16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17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18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19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0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1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22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3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24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25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26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27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28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29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0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1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2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3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4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5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37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38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Calibri1" fo:font-size="11pt" fo:font-weight="normal" officeooo:rsid="00ed588f" style:font-size-asian="11pt" style:font-weight-asian="normal" style:font-size-complex="11pt" style:font-weight-complex="normal"/>
    </style:style>
    <style:style style:name="T6" style:family="text">
      <style:text-properties fo:font-size="11pt" officeooo:rsid="00811482" fo:background-color="transparent" loext:char-shading-value="0" style:font-size-asian="11pt" style:font-size-complex="11pt"/>
    </style:style>
    <style:style style:name="T7" style:family="text">
      <style:text-properties fo:font-size="11pt" officeooo:rsid="00ad842e" fo:background-color="transparent" loext:char-shading-value="0" style:font-size-asian="11pt" style:font-size-complex="11pt"/>
    </style:style>
    <style:style style:name="T8" style:family="text">
      <style:text-properties fo:font-size="11pt" officeooo:rsid="0088299b" fo:background-color="transparent" loext:char-shading-value="0" style:font-size-asian="11pt" style:font-size-complex="11pt"/>
    </style:style>
    <style:style style:name="T9" style:family="text">
      <style:text-properties fo:font-size="11pt" officeooo:rsid="00896972" fo:background-color="transparent" loext:char-shading-value="0" style:font-size-asian="11pt" style:font-size-complex="11pt"/>
    </style:style>
    <style:style style:name="T10" style:family="text">
      <style:text-properties fo:font-size="11pt" officeooo:rsid="009248c1" fo:background-color="transparent" loext:char-shading-value="0" style:font-size-asian="11pt" style:font-size-complex="11pt"/>
    </style:style>
    <style:style style:name="T11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2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3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4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5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17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18" style:family="text">
      <style:text-properties style:font-name="Calibri1" officeooo:rsid="00940f58" fo:background-color="transparent" loext:char-shading-value="0" style:font-name-complex="Calibri2"/>
    </style:style>
    <style:style style:name="T19" style:family="text">
      <style:text-properties style:font-name="Calibri1" fo:background-color="transparent" loext:char-shading-value="0" style:font-name-complex="Calibri2"/>
    </style:style>
    <style:style style:name="T20" style:family="text">
      <style:text-properties style:font-name="Calibri1" officeooo:rsid="005ab2ed" fo:background-color="transparent" loext:char-shading-value="0" style:font-name-complex="Calibri2"/>
    </style:style>
    <style:style style:name="T21" style:family="text">
      <style:text-properties style:font-name="Calibri1" officeooo:rsid="001aa24e" fo:background-color="transparent" loext:char-shading-value="0" style:font-name-complex="Calibri2"/>
    </style:style>
    <style:style style:name="T22" style:family="text">
      <style:text-properties style:font-name="Calibri1" officeooo:rsid="005af4d8" fo:background-color="transparent" loext:char-shading-value="0" style:font-name-complex="Calibri2"/>
    </style:style>
    <style:style style:name="T23" style:family="text">
      <style:text-properties style:font-name="Calibri1" officeooo:rsid="005bf07b" fo:background-color="transparent" loext:char-shading-value="0" style:font-name-complex="Calibri2"/>
    </style:style>
    <style:style style:name="T24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5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26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27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28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officeooo:rsid="006defbb" fo:background-color="transparent" loext:char-shading-value="0" style:font-name-complex="Calibri2"/>
    </style:style>
    <style:style style:name="T33" style:family="text">
      <style:text-properties style:font-name="Calibri1" officeooo:rsid="005dac39" fo:background-color="transparent" loext:char-shading-value="0" style:font-name-complex="Calibri2"/>
    </style:style>
    <style:style style:name="T34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37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38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39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0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1" style:family="text">
      <style:text-properties style:font-name="Calibri1" officeooo:rsid="00940f58" style:font-name-complex="Calibri2"/>
    </style:style>
    <style:style style:name="T42" style:family="text">
      <style:text-properties style:font-name="Calibri1" style:font-name-complex="Calibri2"/>
    </style:style>
    <style:style style:name="T43" style:family="text">
      <style:text-properties style:font-name="Calibri1" officeooo:rsid="001aa24e" style:font-name-complex="Calibri2"/>
    </style:style>
    <style:style style:name="T44" style:family="text">
      <style:text-properties style:font-name="Calibri1" officeooo:rsid="005310b8" style:font-name-complex="Calibri2"/>
    </style:style>
    <style:style style:name="T45" style:family="text">
      <style:text-properties style:font-name="Calibri1" officeooo:rsid="005bf07b" style:font-name-complex="Calibri2"/>
    </style:style>
    <style:style style:name="T46" style:family="text">
      <style:text-properties style:font-name="Calibri1" officeooo:rsid="007cb206" style:font-name-complex="Calibri2"/>
    </style:style>
    <style:style style:name="T47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48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49" style:family="text">
      <style:text-properties style:font-name="Calibri1" fo:font-weight="bold" officeooo:rsid="007cb206" style:font-weight-asian="bold" style:font-name-complex="Calibri2" style:font-weight-complex="bold"/>
    </style:style>
    <style:style style:name="T50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1" style:family="text">
      <style:text-properties style:font-name="Calibri1" officeooo:rsid="0059ad0b" style:font-name-complex="Calibri2"/>
    </style:style>
    <style:style style:name="T52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3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4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5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56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57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officeooo:rsid="00940f58" style:font-size-asian="11pt" style:font-name-complex="Calibri2" style:font-size-complex="11pt"/>
    </style:style>
    <style:style style:name="T59" style:family="text">
      <style:text-properties style:font-name="Calibri1" fo:font-size="11pt" officeooo:rsid="005bf07b" style:font-size-asian="11pt" style:font-name-complex="Calibri2" style:font-size-complex="11pt"/>
    </style:style>
    <style:style style:name="T60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1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2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3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4" style:family="text">
      <style:text-properties style:font-name="Calibri1" fo:font-size="11pt" officeooo:rsid="001b7c95" style:font-size-asian="11pt" style:font-name-complex="Calibri2" style:font-size-complex="11pt"/>
    </style:style>
    <style:style style:name="T65" style:family="text">
      <style:text-properties officeooo:rsid="00940f58"/>
    </style:style>
    <style:style style:name="T66" style:family="text">
      <style:text-properties officeooo:rsid="005bf07b"/>
    </style:style>
    <style:style style:name="T67" style:family="text">
      <style:text-properties officeooo:rsid="0081de27"/>
    </style:style>
    <style:style style:name="T68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69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0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1" style:family="text">
      <style:text-properties fo:font-size="11pt" officeooo:rsid="0096ddb4" style:font-size-asian="11pt" style:font-size-complex="11pt"/>
    </style:style>
    <style:style style:name="T72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3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4" style:family="text">
      <style:text-properties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officeooo:rsid="00c44f0d" style:font-size-asian="11pt" style:font-size-complex="11pt"/>
    </style:style>
    <style:style style:name="T77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78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79" style:family="text">
      <style:text-properties style:font-name="Calibri1" fo:font-size="11pt" officeooo:rsid="00e04078" style:font-size-asian="11pt" style:font-name-complex="Calibri2" style:font-size-complex="11pt"/>
    </style:style>
    <style:style style:name="T80" style:family="text">
      <style:text-properties style:font-name="Calibri1" fo:font-size="11pt" officeooo:rsid="003c2c68" style:font-size-asian="11pt" style:font-name-complex="Calibri2" style:font-size-complex="11pt"/>
    </style:style>
    <style:style style:name="T81" style:family="text">
      <style:text-properties officeooo:rsid="00c53c3a"/>
    </style:style>
    <style:style style:name="T82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<text:span text:style-name="Strong_20_Emphasis"><text:span text:style-name="T4">I am a skilled and creative editor with 16 years experience of collaborative working in a production environment and seven years of freelance experience before that. I have cut dramas, interview-led corporate case studies, long-form documentaries, short social media clips, animations, audio-only podcasts, and lots more.<text:line-break/>I am used to working in a fast-paced environment to challenging deadlines.<text:line-break/>I have worked </text:span></text:span><text:span text:style-name="Strong_20_Emphasis"><text:span text:style-name="T5">alongside</text:span></text:span><text:span text:style-name="Strong_20_Emphasis"><text:span text:style-name="T4"> directors and producers in the edit suite, as well as with clients on many occasions. <text:s/>I am equally comfortable working on my own initiative, whether from a detailed brief or a loose idea.<text:line-break/>I have vast experience of all aspects of the post-production pipeline: from ingesting and logging footage, to editing, colour correction and sound mastering, and archiving and retrieving projects to and from long-term storage.<text:line-break/>I am highly experienced with both Premiere Pro and Final Cut Pro, and also have experience of DaVinci Resolve and Avid Media Composer. I am very comfortable with After Effects and Adobe Audition, having used both extensively throughout my career, and am also experienced with Adobe Photoshop and Illustrator and the Microsoft Office suite.<text:line-break/>I also have years of experience of directing, producing, camera operating and location sound recording.<text:line-break/>I have strong technical skills, with wide experience of all major video and audio formats. I am comfortable with all operating systems and have experience of batch scripting and automation of tasks.<text:line-break/>I value working in a supportive and positive environment, and constantly strive to achieve the best results possible in my work. I am a fast learner, have excellent communication skills, and am strongly motivated to continue learning and growing in my career.</text:span></text:span></text:p>
      <text:h text:style-name="P6" text:outline-level="2"><draw:custom-shape text:anchor-type="paragraph" draw:z-index="1" draw:name="Key Skills box" draw:style-name="gr3" draw:text-style-name="P7" svg:width="15.925cm" svg:height="0.84cm" svg:x="0cm" svg:y="-0.104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8"><text:span text:style-name="T6">Proven track record in working in demanding environment</text:span><text:span text:style-name="T7">s</text:span></text:p>
        </text:list-item>
        <text:list-item>
          <text:p text:style-name="P9">Proven team player with strong communication skills</text:p>
        </text:list-item>
        <text:list-item>
          <text:p text:style-name="P10"><text:span text:style-name="T6">Strong technical skills </text:span><text:span text:style-name="T8">and ability to adapt to new env</text:span><text:span text:style-name="T9">ironments</text:span><text:span text:style-name="T8">, absorb and learn new skills</text:span></text:p>
        </text:list-item>
        <text:list-item>
          <text:p text:style-name="P10"><text:span text:style-name="T6">Meticulous attention to detail, </text:span><text:span text:style-name="T8">delivering outcomes to the highest standard possible</text:span></text:p>
        </text:list-item>
        <text:list-item>
          <text:p text:style-name="P11"><text:span text:style-name="T10">Strong</text:span><text:span text:style-name="T6"> Microsoft Office skills (Excel, Word, etc.), </text:span><text:span text:style-name="T10">in addition to Google Sheets, Docs, etc.</text:span></text:p>
        </text:list-item>
      </text:list>
      <text:h text:style-name="P12" text:outline-level="2"><draw:custom-shape text:anchor-type="paragraph" draw:z-index="2" draw:name="Employment History box" draw:style-name="gr4" draw:text-style-name="P7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3"><text:span text:style-name="T11">Aug 2014 - </text:span><text:span text:style-name="T12">Nov 2024 – </text:span><text:span text:style-name="T13">Senior </text:span><text:span text:style-name="T14">Video</text:span><text:span text:style-name="T13"> </text:span><text:span text:style-name="T11">Edito</text:span><text:span text:style-name="T15">r, </text:span><text:span text:style-name="T11">Speakeasy Productions Ltd </text:span><text:span text:style-name="T16">(Edinburgh)</text:span></text:p>
      <text:list xml:id="list155827254943860" text:continue-numbering="true" text:style-name="WWNum1">
        <text:list-item>
          <text:p text:style-name="P14"><text:span text:style-name="Emphasis"><text:span text:style-name="T17">Permanent full-time role</text:span></text:span></text:p>
        </text:list-item>
      </text:list>
      <text:list xml:id="list3672056448" text:style-name="List_20_1">
        <text:list-item>
          <text:list>
            <text:list-item>
              <text:list>
                <text:list-item>
                  <text:p text:style-name="P15"><text:span text:style-name="T18">I w</text:span><text:span text:style-name="T19">ork</text:span><text:span text:style-name="T20">ed</text:span><text:span text:style-name="T19"> with </text:span><text:span text:style-name="T18">a large </text:span><text:span text:style-name="T21">production team</text:span><text:span text:style-name="T19"> and </text:span><text:span text:style-name="T22">internal and external </text:span><text:span text:style-name="T19">motion graphics artists to create </text:span><text:span text:style-name="T23">videos for private and public sector clients</text:span></text:p>
                </text:list-item>
                <text:list-item>
                  <text:p text:style-name="P16"><text:span text:style-name="T24">I m</text:span><text:span text:style-name="T25">anage</text:span><text:span text:style-name="T26">d</text:span><text:span text:style-name="T25"> all aspects of </text:span><text:span text:style-name="T27">the </text:span><text:span text:style-name="T25">editing </text:span><text:span text:style-name="T28">process</text:span><text:span text:style-name="T25">: </text:span><text:span text:style-name="T29">ingest, logging, </text:span><text:span text:style-name="T25">colour-correction, </text:span><text:span text:style-name="T30">audio mastering</text:span><text:span text:style-name="T25">, </text:span><text:span text:style-name="T30">motion </text:span><text:span text:style-name="T25">graphics, </text:span><text:span text:style-name="T30">subtitles, </text:span><text:span text:style-name="T31">picture-in-picture sign language, </text:span><text:span text:style-name="T29">delivery</text:span></text:p>
                </text:list-item>
                <text:list-item>
                  <text:p text:style-name="P15"><text:span text:style-name="T18">I w</text:span><text:span text:style-name="T23">orked across multiple projects concurrently, </text:span><text:span text:style-name="T32">at various stages of delivery, </text:span><text:span text:style-name="T33">often to tight deadlines</text:span></text:p>
                </text:list-item>
              </text:list>
            </text:list-item>
          </text:list>
        </text:list-item>
      </text:list>
      <text:p text:style-name="P17">Dec 2008 - Aug 2014 – Senior Video Editor, Republic Productions Ltd (Edinburgh)</text:p>
      <text:list xml:id="list155828055188315" text:continue-list="list155827254943860" text:style-name="WWNum1">
        <text:list-item>
          <text:p text:style-name="P18"><text:span text:style-name="Emphasis"><text:span text:style-name="T17">Permanent full-time role</text:span></text:span></text:p>
        </text:list-item>
      </text:list>
      <text:list xml:id="list155828521573906" text:continue-list="list3672056448" text:style-name="List_20_1">
        <text:list-item>
          <text:list>
            <text:list-item>
              <text:list>
                <text:list-item>
                  <text:p text:style-name="P19"><text:soft-page-break/>As the company’s senior editor I was responsible for all technical and aesthetic aspects of video editing</text:p>
                </text:list-item>
                <text:list-item>
                  <text:p text:style-name="P20"><text:span text:style-name="T24">I r</text:span><text:span text:style-name="T30">ecord</text:span><text:span text:style-name="T34">ed </text:span><text:span text:style-name="T24">sound</text:span><text:span text:style-name="T34"> </text:span><text:span text:style-name="T30">and </text:span><text:span text:style-name="T35">operated camera</text:span><text:span text:style-name="T30"> </text:span><text:span text:style-name="T24">on location </text:span><text:span text:style-name="T30">when required</text:span></text:p>
                </text:list-item>
                <text:list-item>
                  <text:p text:style-name="P20"><text:span text:style-name="T24">I was responsible</text:span><text:span text:style-name="T28"> for m</text:span><text:span text:style-name="T36">aintenance of </text:span><text:span text:style-name="T28">all editing and production </text:span><text:span text:style-name="T36">software and hardware</text:span></text:p>
                </text:list-item>
                <text:list-item>
                  <text:p text:style-name="P20"><text:span text:style-name="T24">I was responsible</text:span><text:span text:style-name="T28"> for </text:span><text:span text:style-name="T30">procurement and </text:span><text:span text:style-name="T28">ongoing </text:span><text:span text:style-name="T30">maintenance of camera kit</text:span></text:p>
                </text:list-item>
              </text:list>
            </text:list-item>
          </text:list>
        </text:list-item>
      </text:list>
      <text:p text:style-name="P21"><text:span text:style-name="T37">Feb 2002 - Jan 2008</text:span><text:span text:style-name="T38"> – </text:span><text:span text:style-name="T37">Freelance Director / Producer / </text:span><text:span text:style-name="T39">Editor </text:span><text:span text:style-name="T40">(UK wide)</text:span></text:p>
      <text:list xml:id="list155827933894451" text:continue-list="list155828055188315" text:style-name="WWNum1">
        <text:list-item>
          <text:p text:style-name="P22"><text:span text:style-name="Emphasis"><text:span text:style-name="T17">Self-employed</text:span></text:span></text:p>
        </text:list-item>
      </text:list>
      <text:list xml:id="list155829247846201" text:continue-list="list155828521573906" text:style-name="List_20_1">
        <text:list-item>
          <text:list>
            <text:list-item>
              <text:list>
                <text:list-item>
                  <text:p text:style-name="P15"><text:span text:style-name="T41">I was responsible for d</text:span><text:span text:style-name="T42">irecting, </text:span><text:span text:style-name="T43">shooting </text:span><text:span text:style-name="T42">and editing </text:span><text:span text:style-name="T43">a variety of </text:span><text:span text:style-name="T42">projects </text:span><text:span text:style-name="T44">for public and private sector </text:span><text:span text:style-name="T45">clients</text:span></text:p>
                </text:list-item>
                <text:list-item>
                  <text:p text:style-name="P15"><text:span text:style-name="T41">I d</text:span><text:span text:style-name="T46">irected and shot a </text:span><text:a xlink:type="simple" xlink:href="https://youtu.be/InCGES-5KSg?si=RtQ8EHGtt-RBggbH&amp;t=0" text:style-name="Internet_20_link" text:visited-style-name="Visited_20_Internet_20_Link"><text:span text:style-name="T47">40-min </text:span><text:span text:style-name="T48">documentary</text:span></text:a><text:span text:style-name="T46"> on the Scottish band </text:span><text:span text:style-name="T49">Mogwai</text:span><text:span text:style-name="T46">, released along with their album </text:span><text:span text:style-name="T50">Mr</text:span><text:span text:style-name="T49">. Beast</text:span></text:p>
                </text:list-item>
                <text:list-item>
                  <text:p text:style-name="P15"><text:span text:style-name="T44">C</text:span><text:span text:style-name="T51">lients </text:span><text:span text:style-name="T18">included</text:span><text:span text:style-name="T51">: various music industry clients, including XL Recordings, Rock Action, Mogwai</text:span></text:p>
                </text:list-item>
                <text:list-item>
                  <text:p text:style-name="P15"><text:span text:style-name="T18">Communicating</text:span><text:span text:style-name="T42"> with end-user clients of all levels</text:span></text:p>
                </text:list-item>
              </text:list>
            </text:list-item>
          </text:list>
        </text:list-item>
      </text:list>
      <text:p text:style-name="P23"><text:span text:style-name="T37">Oct</text:span><text:span text:style-name="T52"> 200</text:span><text:span text:style-name="T53">3 - Mar</text:span><text:span text:style-name="T52"> 200</text:span><text:span text:style-name="T53">5</text:span><text:span text:style-name="T38"> – </text:span><text:span text:style-name="T53">Retail Shop Assistant, Bargain Books (Glasgow</text:span><text:span text:style-name="T54">)</text:span></text:p>
      <text:list text:continue-list="list155827933894451" text:style-name="WWNum1">
        <text:list-item>
          <text:p text:style-name="P24"><text:span text:style-name="Emphasis"><text:span text:style-name="T17">Permanent part-time role;</text:span></text:span><text:span text:style-name="Emphasis"><text:span text:style-name="T55"> </text:span></text:span><text:span text:style-name="Emphasis"><text:span text:style-name="T56">serving customers; cashing up; ordering new stock from wholesale supplier; shop floor stock replenishment</text:span></text:span></text:p>
        </text:list-item>
      </text:list>
      <text:p text:style-name="P25"><text:span text:style-name="T11">Jan 2000</text:span><text:span text:style-name="T52"> - </text:span><text:span text:style-name="T11">Dec 2001</text:span><text:span text:style-name="T38"> – </text:span><text:span text:style-name="T11">Software Developer, Agilent </text:span><text:span text:style-name="T52">Technologies</text:span><text:span text:style-name="T11"> GmbH </text:span><text:span text:style-name="T16">(</text:span><text:span text:style-name="T57">Stuttgart, Germany</text:span><text:span text:style-name="T16">)</text:span></text:p>
      <text:list xml:id="list155828751136377" text:continue-numbering="true" text:style-name="WWNum1">
        <text:list-item>
          <text:p text:style-name="P26"><text:span text:style-name="Emphasis"><text:span text:style-name="T17">Permanent full-time role</text:span></text:span></text:p>
        </text:list-item>
      </text:list>
      <text:list text:continue-list="list155829247846201" text:style-name="List_20_1">
        <text:list-item>
          <text:list>
            <text:list-item>
              <text:list>
                <text:list-item>
                  <text:p text:style-name="P16"><text:span text:style-name="T58">I </text:span><text:span text:style-name="T24">worked</text:span><text:span text:style-name="T59"> as part of a team developing </text:span><text:span text:style-name="T58">and maintaining</text:span><text:span text:style-name="T59"> </text:span><text:span text:style-name="T1">an in-house, </text:span><text:span text:style-name="T60">Oracle</text:span><text:span text:style-name="T1">-based, </text:span><text:span text:style-name="T61">Unix</text:span><text:span text:style-name="T59">-server hosted </text:span><text:span text:style-name="T1">payroll system</text:span></text:p>
                </text:list-item>
                <text:list-item>
                  <text:p text:style-name="P16"><text:span text:style-name="T58">I wrote </text:span><text:span text:style-name="T62">ASP</text:span><text:span text:style-name="T1">, </text:span><text:span text:style-name="T63">HTML</text:span><text:span text:style-name="T58">,</text:span><text:span text:style-name="T1"> </text:span><text:span text:style-name="T60">JavaScript</text:span><text:span text:style-name="T64"> </text:span><text:span text:style-name="T58">and </text:span><text:span text:style-name="T63">SQL</text:span><text:span text:style-name="T58"> to process user input, applying country-specific business logic as appropriate</text:span></text:p>
                </text:list-item>
                <text:list-item>
                  <text:p text:style-name="P16"><text:span text:style-name="T65">I w</text:span><text:span text:style-name="T66">rote </text:span><text:span text:style-name="T24">Bash</text:span><text:span text:style-name="T67"> </text:span><text:span text:style-name="T66">scripts to automate development and deployment tasks</text:span></text:p>
                </text:list-item>
              </text:list>
            </text:list-item>
          </text:list>
        </text:list-item>
      </text:list>
      <text:p text:style-name="P23"><text:span text:style-name="T68">Oct</text:span><text:span text:style-name="T11"> </text:span><text:span text:style-name="T68">1996</text:span><text:span text:style-name="T53"> - </text:span><text:span text:style-name="T68">Aug</text:span><text:span text:style-name="T11"> </text:span><text:span text:style-name="T68">1998</text:span><text:span text:style-name="T38"> – </text:span><text:span text:style-name="T53">Retail Shop Assistant, Bargain Books (East Kilbride</text:span><text:span text:style-name="T69">)</text:span></text:p>
      <text:list text:continue-list="list155828751136377" text:style-name="WWNum1">
        <text:list-item>
          <text:p text:style-name="P27"><text:span text:style-name="Emphasis"><text:span text:style-name="T17">Permanent part-time role;</text:span></text:span><text:span text:style-name="T70"> </text:span><text:span text:style-name="T71">serving customers; cashing up; ordering new stock from wholesale supplier; shop floor stock replenishment</text:span></text:p>
        </text:list-item>
      </text:list>
      <text:p text:style-name="P28"><text:span text:style-name="T72">Jul</text:span><text:span text:style-name="T73">y</text:span><text:span text:style-name="T68"> 199</text:span><text:span text:style-name="T72">2</text:span><text:span text:style-name="T68"> - </text:span><text:span text:style-name="T72">May</text:span><text:span text:style-name="T68"> 199</text:span><text:span text:style-name="T72">6</text:span><text:span text:style-name="T68"> – </text:span><text:span text:style-name="T72">Checkout</text:span><text:span text:style-name="T68"> Assistant, </text:span><text:span text:style-name="T72">Somerfield Supermarket</text:span><text:span text:style-name="T68"> (East </text:span><text:span text:style-name="T69">Kilbride</text:span><text:span text:style-name="T68">)</text:span></text:p>
      <text:list text:continue-numbering="true" text:style-name="WWNum1">
        <text:list-item>
          <text:p text:style-name="P29"><text:span text:style-name="Emphasis"><text:span text:style-name="T17">Permanent part-time role;</text:span></text:span><text:span text:style-name="T74"> </text:span><text:span text:style-name="T75">serving customers; cash </text:span><text:span text:style-name="T76">handling</text:span><text:span text:style-name="T75">; shop floor stock replenishment</text:span></text:p>
        </text:list-item>
      </text:list>
      <text:h text:style-name="P30" text:outline-level="2"><draw:custom-shape text:anchor-type="paragraph" draw:z-index="0" draw:name="Education and Qualifications box" draw:style-name="gr4" draw:text-style-name="P7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77"> </text:span>AND<text:span text:style-name="T77"> </text:span>QUALIFICATIONS</text:h>
      <text:p text:style-name="P31"><text:span text:style-name="T60">1998 - 1999</text:span><text:span text:style-name="T1"> </text:span><text:span text:style-name="T60">– </text:span><text:span text:style-name="T78">Postgraduate Diploma Information Technology</text:span><text:span text:style-name="T1">, Glasgow Unive</text:span><text:span text:style-name="T79">­</text:span><text:span text:style-name="T1">rsity</text:span></text:p>
      <text:p text:style-name="P32"><text:span text:style-name="T60">1992 - 1996</text:span><text:span text:style-name="T1"> </text:span><text:span text:style-name="T60">– </text:span><text:span text:style-name="T78">MA Philosophy 2:1</text:span><text:span text:style-name="T1">, </text:span><text:span text:style-name="T80">Glasgow University</text:span></text:p>
      <text:p text:style-name="P33"><text:span text:style-name="T60">1986 - 1992</text:span><text:span text:style-name="T1"> </text:span><text:span text:style-name="T60">– </text:span><text:span text:style-name="T1">5 Highers, 1 Certificate of Sixth Year Studies, St Andrews High School</text:span></text:p>
      <text:h text:style-name="P34" text:outline-level="2"><draw:custom-shape text:anchor-type="paragraph" draw:z-index="5" draw:name="Voluntary work box" draw:style-name="gr4" draw:text-style-name="P7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35">2004 - 2005 – Volunteer, Glasgow Media Access Centre</text:p>
      <text:p text:style-name="P36">I <text:span text:style-name="T81">volunteered at Glasgow’s GMAC charity, which supports grassroots and amateur filmmakers by providing professional kit hire for much cheaper than standard rates, and provid</text:span><text:span text:style-name="T82">es</text:span><text:span text:style-name="T81"> practical training from industry professionals; standard volunteer positions were for three months, but I was asked to stay for a further three.</text:span></text:p>
      <text:p text:style-name="P37"><text:span text:style-name="T81">I </text:span>was responsible for checking equipment before and after hires, converting members’ videos between various formats (DV, BetaSP, etc), general maintenance of the equipment, and I helped <text:soft-page-break/>organise and run their popular monthly event, Cafe Flicker, where members showed their most recent work. </text:p>
      <text:p text:style-name="P38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3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45</meta:editing-cycles>
    <meta:creation-date>2019-04-22T12:44:00</meta:creation-date>
    <dc:date>2025-10-29T15:58:27.092302300</dc:date>
    <meta:editing-duration>PT16H50M16S</meta:editing-duration>
    <meta:generator>LibreOffice/25.8.1.1$Windows_X86_64 LibreOffice_project/54047653041915e595ad4e45cccea684809c77b5</meta:generator>
    <meta:print-date>2025-10-16T12:19:15.971190600</meta:print-date>
    <meta:printed-by>PDF files</meta:printed-by>
    <dc:description>Peter Smith CV</dc:description>
    <dc:title>Peter Smith CV</dc:title>
    <meta:document-statistic meta:table-count="0" meta:image-count="0" meta:object-count="0" meta:page-count="3" meta:paragraph-count="49" meta:word-count="867" meta:character-count="5681" meta:non-whitespace-character-count="4874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